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bster" svg:font-family="Lobster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paragraph-rsid="001f7ac1"/>
    </style:style>
    <style:style style:name="P2" style:family="paragraph" style:parent-style-name="Standard">
      <style:text-properties style:font-name="DejaVu Sans" officeooo:paragraph-rsid="0021597c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color="#1de9b6" style:font-name="Lobster" fo:font-size="26pt" officeooo:paragraph-rsid="001da472" fo:background-color="#ffffff" style:font-size-asian="26pt" style:font-size-complex="26pt"/>
    </style:style>
    <style:style style:name="P4" style:family="paragraph" style:parent-style-name="Standard">
      <style:text-properties style:font-name="DejaVu Sans" officeooo:paragraph-rsid="0022e125"/>
    </style:style>
    <style:style style:name="P5" style:family="paragraph" style:parent-style-name="Standard">
      <style:paragraph-properties fo:text-align="center" style:justify-single-word="false"/>
      <style:text-properties style:font-name="DejaVu Sans" officeooo:paragraph-rsid="00294b20"/>
    </style:style>
    <style:style style:name="P6" style:family="paragraph" style:parent-style-name="Standard">
      <style:text-properties officeooo:paragraph-rsid="00294b20"/>
    </style:style>
    <style:style style:name="P7" style:family="paragraph" style:parent-style-name="Heading_20_2">
      <style:text-properties officeooo:paragraph-rsid="00294b20"/>
    </style:style>
    <style:style style:name="P8" style:family="paragraph" style:parent-style-name="Heading_20_1">
      <style:text-properties officeooo:paragraph-rsid="00294b20"/>
    </style:style>
    <style:style style:name="P9" style:family="paragraph">
      <loext:graphic-properties draw:fill="solid" draw:fill-color="#fdb94d" draw:opacity="50%"/>
      <style:text-properties fo:color="#333333" style:font-name="DejaVu Sans" fo:font-size="12pt" style:font-name-complex="DejaVu Sans"/>
    </style:style>
    <style:style style:name="P10" style:family="paragraph">
      <style:text-properties fo:color="#d99116"/>
    </style:style>
    <style:style style:name="P11" style:family="paragraph">
      <loext:graphic-properties draw:fill="none" draw:fill-color="#ffffff"/>
      <style:text-properties fo:color="#d99116" fo:font-size="54pt" style:font-size-asian="54pt" style:font-size-complex="54pt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style:font-name="DejaVu Sans" fo:background-color="#ffffff" loext:char-shading-value="0"/>
    </style:style>
    <style:style style:name="T3" style:family="text">
      <style:text-properties officeooo:rsid="001f7ac1"/>
    </style:style>
    <style:style style:name="T4" style:family="text">
      <style:text-properties style:font-name="DejaVu Sans"/>
    </style:style>
    <style:style style:name="T5" style:family="text">
      <style:text-properties style:font-name="DejaVu Sans" officeooo:rsid="001f7ac1"/>
    </style:style>
    <style:style style:name="T6" style:family="text">
      <style:text-properties officeooo:rsid="00282b24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officeooo:rsid="00294b20"/>
    </style:style>
    <style:style style:name="T10" style:family="text">
      <style:text-properties fo:color="#333333" style:font-name="DejaVu Sans" fo:font-size="12pt" style:font-name-complex="DejaVu Sans"/>
    </style:style>
    <style:style style:name="T11" style:family="text">
      <style:text-properties fo:color="#d99116" style:font-name="DejaVu Sans" fo:font-size="66pt" style:font-size-asian="66pt" style:font-name-complex="DejaVu Sans" style:font-size-complex="66pt"/>
    </style:style>
    <style:style style:name="gr1" style:family="graphic">
      <style:graphic-properties svg:stroke-color="#fdb94d" draw:fill="solid" draw:fill-color="#fdb94d" draw:opacity="50%" draw:textarea-horizontal-align="justify" draw:textarea-vertical-align="middle" draw:auto-grow-height="false" fo:min-height="3.433cm" fo:min-width="16.52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23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ort de projet Web</text:p>
      <text:p text:style-name="P5"><text:line-break/><text:span text:style-name="T8">ROMEO Florian</text:span> <text:span text:style-name="T6">&amp;</text:span> <text:span text:style-name="T8">WEBERT Chris </text:span></text:p>
      <text:h text:style-name="Heading_20_1" text:outline-level="1"><draw:custom-shape text:anchor-type="paragraph" draw:z-index="0" draw:name="Shape1" draw:style-name="gr1" draw:text-style-name="P9" svg:width="16.901cm" svg:height="3.804cm" svg:x="0.46cm" svg:y="1.346cm"><text:p><text:span text:style-name="T10"><text:s text:c="27"/></text:span><text:span text:style-name="T10">Le point le plus important du problème est de faire un site </text:span></text:p><text:p><text:span text:style-name="T10"><text:s text:c="27"/></text:span><text:span text:style-name="T10">valide, ce qui consiste à vérifier que toutes les recettes</text:span></text:p><text:p><text:span text:style-name="T10"><text:s text:c="27"/></text:span><text:span text:style-name="T10">proposées sont valides et de qualité.</text:span></text:p><text:p><text:span text:style-name="T10"/></text:p><text:p><text:span text:style-name="T10"><text:s text:c="27"/></text:span><text:span text:style-name="T10">Nous avons réussi et cela va sûrement se ressentir pendant </text:span></text:p><text:p><text:span text:style-name="T10"><text:s text:c="27"/></text:span><text:span text:style-name="T10">la lecture de ce rapport. </text:span></text:p><text:p><text:span text:style-name="T10"><text:s text:c="27"/></text:span><text:span text:style-name="T10">Nous nous excusons d'avance pour la gêne occasionnée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" draw:name="Shape2" draw:style-name="gr2" draw:text-style-name="P11" svg:width="3.608cm" svg:height="2.714cm" svg:x="1.305cm" svg:y="1.983cm"><draw:text-box><text:p text:style-name="P10"><text:span text:style-name="T11"></text:span></text:p></draw:text-box></draw:frame><text:span text:style-name="T9">Analyse :</text:span><text:line-break/> <text:line-break/></text:h>
      <text:p text:style-name="P2"><text:s/></text:p>
      <text:p text:style-name="P1"/>
      <text:p text:style-name="P1"/>
      <text:p text:style-name="P4"><text:line-break/> </text:p>
      <text:h text:style-name="P7" text:outline-level="2">Le stockage des données :</text:h>
      <text:p text:style-name="P6"><text:span text:style-name="T4">Les cocktails sont stockés dans le fichiers Donnees.inc.php par contrainte, les utilisateurs ainsi que leurs favoris sont stockés dans une base de données SQLite. </text:span></text:p>
      <text:p text:style-name="P6"><text:span text:style-name="T4"/></text:p>
      <text:p text:style-name="P6"><text:span text:style-name="T4">SQLite a été choisi parce que ÇaMarchePartoutSansInstallation™, cela est équivalent à une serialisation des données dans un fichier .php, <text:line-break/>sauf que l'on peut profiter d'index qui permettent de gagner un peu en rapidité.</text:span></text:p>
      <text:p text:style-name="P6"><text:span text:style-name="T4">Le site ne sera jamais assez complexe pour profiter des avantages de MySQL. <text:line-break/></text:span></text:p>
      <text:p text:style-name="P6"><text:span text:style-name="T4">Les favoris sont stockées sous la forme IdentifiantCocktail1:DateAjout1,IdentifiantCocktail2:DateAjout2,... car à chaque connexion, les favoris sont récupérés de la base de données pour être stockées dans les variables de session. Cela garantit une seule ligne par utilisateur <text:line-break/>pour alléger la base de données. </text:span></text:p>
      <text:h text:style-name="P8" text:outline-level="1">Les formulaires :</text:h>
      <text:p text:style-name="P6"><text:span text:style-name="T4">Chaque formulaire est traité en AJAX si Javascript est disponible, sinon il est redirigé vers la page qui se traite de l'AJAX, qui va <text:line-break/>renvoyer l'utilisateur sur la bonne page. <text:line-break/>Les vérifications sont faites partout à l'aide de filtres et d'expressions régulières. </text:span></text:p>
      <text:h text:style-name="Heading_20_1" text:outline-level="1"><text:line-break/>Le panier :</text:h>
      <text:p text:style-name="P6"><text:span text:style-name="T4">Le panier est stocké dans les variables de session, sous la forme $_SESSION['panier'][IdentifiantCocktail] = DateAjout; <text:line-break/>Il est aussi stocké dans la base de données pour pouvoir être récupéré avec d'autres navigateurs. <text:line-break/>On peut aussi ajouter un cocktail en étant hors-connexion, et lors de la connexion </text:span><text:soft-page-break/><text:span text:style-name="T4">il sera ajouté avec les autres cocktails déjà présents <text:line-break/>sur le compte.</text:span></text:p>
      <text:h text:style-name="Heading_20_1" text:outline-level="1">Contenu du dossier zip :</text:h>
      <text:p text:style-name="P6"><text:span text:style-name="T4">db.sqlite -&gt; Base de données <text:line-break/>ajax/ -&gt; Scripts PHP traitant les formulaires <text:line-break/>includes/ -&gt; Scripts PHP ajoutant les fonctions globales <text:line-break/>js/ -&gt; Scripts JavaScript <text:line-break/>resources/ -&gt; Images, polices de caractère <text:line-break/>templates/ -&gt; Scripts PHP affichant les pages </text:span></text:p>
      <text:h text:style-name="Heading_20_2" text:outline-level="2">Description de l'interface :</text:h>
      <text:p text:style-name="P6"><text:span text:style-name="T4">La page d'accueil contient un menu (global à chaque page) et un historique des cocktails. <text:line-break/>On peut accéder à toutes les pages depuis la barre de menus: l'accueil (la page actuelle) <text:line-break/><text:line-break/>La page des ingrédients permet de sélectionner les cocktails contentant un ingrédient en particulier (parfait pour faire les fonds de frigo <text:line-break/>quand les derniers ivrognes en demandent encore à la fin d'une soirée).<text:line-break/><text:line-break/></text:span><text:span text:style-name="T2">La page "Cocktails" affiche la liste de tous les cocktails disponibles, elle dispose d'une barre de recherche </text:span><text:span text:style-name="T4"><text:line-break/><text:line-break/>Sur ces deux dernières pages, on peut sélectionner un cocktail et obtenir toutes ses informations (recette, description, photo), et <text:line-break/>l'ajouter aux favoris. <text:line-break/><text:line-break/>Les favoris sont affichés sur la page "Mes recettes préférées", avec la date d'ajout aux favoris. <text:line-break/><text:line-break/>La dernière page permet de se connecter ou de s'inscrire, et ainsi de profiter de ses favoris partout dans le monde ! <text:line-break/>Si on est déjà identifié, on à accès à une page qui contient le dernier favori ajouté, et un formulaire permettant de modifier ses <text:line-break/>informations personnelles 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bster" svg:font-family="Lobster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DejaVu Serif" fo:font-size="12pt" fo:language="fr" fo:country="FR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cfcfc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fcfcfc" draw:fill-gradient-name="Sunburst" draw:gradient-step-count="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08:47:38.502157519</meta:creation-date>
    <dc:date>2017-11-09T10:26:13.951560112</dc:date>
    <meta:editing-duration>PT25M55S</meta:editing-duration>
    <meta:editing-cycles>5</meta:editing-cycles>
    <meta:generator>LibreOffice/5.4.2.2.0$Linux_X86_64 LibreOffice_project/40m0$Build-2</meta:generator>
    <meta:document-statistic meta:table-count="0" meta:image-count="0" meta:object-count="0" meta:page-count="2" meta:paragraph-count="18" meta:word-count="446" meta:character-count="2877" meta:non-whitespace-character-count="2404"/>
  </office:meta>
</office:document-meta>
</file>